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p(mA)</text:p>
          </table:table-cell>
          <table:table-cell office:value-type="string" calcext:value-type="string">
            <text:p>V_L(V)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.75" calcext:value-type="float">
            <text:p>-1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12:48.827112479</meta:creation-date>
    <dc:date>2018-11-06T17:14:37.357458092</dc:date>
    <meta:editing-duration>PT1M48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